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7bfd9" officeooo:paragraph-rsid="0017bfd9"/>
    </style:style>
    <style:style style:name="P2" style:family="paragraph" style:parent-style-name="Preformatted_20_Text">
      <style:text-properties officeooo:rsid="001955f7" officeooo:paragraph-rsid="001955f7"/>
    </style:style>
    <style:style style:name="P3" style:family="paragraph" style:parent-style-name="Preformatted_20_Text">
      <style:text-properties officeooo:rsid="001be732" officeooo:paragraph-rsid="001be732"/>
    </style:style>
    <style:style style:name="P4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1955f7" officeooo:paragraph-rsid="001955f7" fo:background-color="#1e1e1e"/>
    </style:style>
    <style:style style:name="P6" style:family="paragraph" style:parent-style-name="Standard">
      <style:paragraph-properties style:line-height-at-least="0.198in"/>
    </style:style>
    <style:style style:name="P7" style:family="paragraph" style:parent-style-name="Preformatted_20_Text">
      <style:text-properties officeooo:rsid="001955f7" officeooo:paragraph-rsid="001955f7"/>
    </style:style>
    <style:style style:name="P8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9" style:family="paragraph" style:parent-style-name="Standard">
      <style:text-properties fo:color="#d4d4d4" style:font-name="Droid Sans Mono" fo:font-size="10.5pt" fo:font-weight="normal" officeooo:rsid="001955f7" officeooo:paragraph-rsid="001955f7" fo:background-color="#1e1e1e"/>
    </style:style>
    <style:style style:name="P10" style:family="paragraph" style:parent-style-name="Standard">
      <style:paragraph-properties style:line-height-at-least="0.198in"/>
    </style:style>
    <style:style style:name="T1" style:family="text">
      <style:text-properties fo:color="#569cd6"/>
    </style:style>
    <style:style style:name="T2" style:family="text">
      <style:text-properties fo:color="#4fc1ff"/>
    </style:style>
    <style:style style:name="T3" style:family="text">
      <style:text-properties fo:color="#dcdcaa"/>
    </style:style>
    <style:style style:name="T4" style:family="text">
      <style:text-properties fo:color="#ce9178"/>
    </style:style>
    <style:style style:name="T5" style:family="text">
      <style:text-properties fo:color="#4ec9b0"/>
    </style:style>
    <style:style style:name="T6" style:family="text">
      <style:text-properties fo:color="#9cdcfe"/>
    </style:style>
    <style:style style:name="T7" style:family="text">
      <style:text-properties fo:color="#d16969"/>
    </style:style>
    <style:style style:name="T8" style:family="text">
      <style:text-properties fo:color="#d7ba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itiating a new project with webpack </text:h>
      <text:p text:style-name="P1">Frequent commands</text:p>
      <text:p text:style-name="P1">npm init -y</text:p>
      <text:p text:style-name="P1">npm install webpack</text:p>
      <text:p text:style-name="P1">npm install webpack-cli</text:p>
      <text:p text:style-name="P1">npm … --save-dev</text:p>
      <text:p text:style-name="P3">npm install css-loader style-loader --save-dev</text:p>
      <text:p text:style-name="P1"/>
      <text:h text:style-name="Heading_20_1" text:outline-level="1">Webpack.config.js file example</text:h>
      <text:p text:style-name="P5"><text:span text:style-name="T1">const</text:span> <text:span text:style-name="T2">path</text:span> = <text:span text:style-name="T3">require</text:span>(<text:span text:style-name="T4">'path'</text:span>);</text:p>
      <text:p text:style-name="P6"/>
      <text:p text:style-name="P4"><text:span text:style-name="T5">module</text:span>.<text:span text:style-name="T5">exports</text:span> = {</text:p>
      <text:p text:style-name="P4"><text:span text:style-name="T6">entry:</text:span> <text:span text:style-name="T4">'./src/index.js'</text:span>,</text:p>
      <text:p text:style-name="P4"><text:span text:style-name="T6">output:</text:span> {</text:p>
      <text:p text:style-name="P4"><text:span text:style-name="T6">filename:</text:span> <text:span text:style-name="T4">'main.js'</text:span>,</text:p>
      <text:p text:style-name="P4"><text:span text:style-name="T6">path:</text:span> <text:span text:style-name="T2">path</text:span>.<text:span text:style-name="T3">resolve</text:span>(<text:span text:style-name="T6">__dirname</text:span>, <text:span text:style-name="T4">'dist'</text:span>),</text:p>
      <text:p text:style-name="P4">},</text:p>
      <text:p text:style-name="P4">};</text:p>
      <text:p text:style-name="P2"/>
      <text:p text:style-name="P2">---</text:p>
      <text:p text:style-name="P2"/>
      <text:p text:style-name="P5"><text:span text:style-name="T1">const</text:span> <text:span text:style-name="T2">path</text:span> = <text:span text:style-name="T3">require</text:span>(<text:span text:style-name="T4">"path"</text:span>);</text:p>
      <text:p text:style-name="P6"/>
      <text:p text:style-name="P4"><text:span text:style-name="T5">module</text:span>.<text:span text:style-name="T5">exports</text:span> = {</text:p>
      <text:p text:style-name="P4"><text:span text:style-name="T6">entry:</text:span> <text:span text:style-name="T4">"./src/scripts.js"</text:span>,</text:p>
      <text:p text:style-name="P4"><text:span text:style-name="T6">output:</text:span> {</text:p>
      <text:p text:style-name="P4"><text:span text:style-name="T6">filename:</text:span> <text:span text:style-name="T4">"main.js"</text:span>,</text:p>
      <text:p text:style-name="P4"><text:span text:style-name="T6">path:</text:span> <text:span text:style-name="T2">path</text:span>.<text:span text:style-name="T3">resolve</text:span>(<text:span text:style-name="T6">__dirname</text:span>, <text:span text:style-name="T4">"dist"</text:span>),</text:p>
      <text:p text:style-name="P4"><text:span text:style-name="T6">clean:</text:span> <text:span text:style-name="T1">false</text:span>,</text:p>
      <text:p text:style-name="P4">},</text:p>
      <text:p text:style-name="P4"><text:span text:style-name="T6">mode:</text:span> <text:span text:style-name="T4">'development'</text:span>,</text:p>
      <text:p text:style-name="P4"><text:span text:style-name="T6">module:</text:span> {</text:p>
      <text:p text:style-name="P4"><text:span text:style-name="T6">rules:</text:span> [</text:p>
      <text:p text:style-name="P4">{</text:p>
      <text:p text:style-name="P4"><text:span text:style-name="T6">test:</text:span><text:span text:style-name="T7"> /</text:span><text:span text:style-name="T8">\.</text:span><text:span text:style-name="T7">css</text:span><text:span text:style-name="T3">$</text:span><text:span text:style-name="T7">/</text:span><text:span text:style-name="T1">i</text:span>,</text:p>
      <text:p text:style-name="P4"><text:span text:style-name="T6">use:</text:span> [<text:span text:style-name="T4">"style-loader"</text:span>, <text:span text:style-name="T4">"css-loader"</text:span>],</text:p>
      <text:p text:style-name="P4">},</text:p>
      <text:p text:style-name="P4">{</text:p>
      <text:p text:style-name="P4"><text:span text:style-name="T6">test:</text:span><text:span text:style-name="T7"> /</text:span><text:span text:style-name="T8">\.</text:span><text:span text:style-name="T4">(</text:span><text:span text:style-name="T7">png</text:span><text:span text:style-name="T3">|</text:span><text:span text:style-name="T7">svg</text:span><text:span text:style-name="T3">|</text:span><text:span text:style-name="T7">jpg</text:span><text:span text:style-name="T3">|</text:span><text:span text:style-name="T7">jpeg</text:span><text:span text:style-name="T3">|</text:span><text:span text:style-name="T7">gif</text:span><text:span text:style-name="T4">)</text:span><text:span text:style-name="T3">$</text:span><text:span text:style-name="T7">/</text:span><text:span text:style-name="T1">i</text:span>,</text:p>
      <text:p text:style-name="P4"><text:span text:style-name="T6">type:</text:span> <text:span text:style-name="T4">"asset/resource"</text:span>,</text:p>
      <text:p text:style-name="P4">},</text:p>
      <text:p text:style-name="P4">],</text:p>
      <text:p text:style-name="P4">},</text:p>
      <text:p text:style-name="P4">};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2T23:23:04.945105881</dc:date>
    <dc:creator>Gabriel Rengifo</dc:creator>
    <meta:editing-duration>PT32M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39" meta:word-count="90" meta:character-count="659" meta:non-whitespace-character-count="609"/>
  </office:meta>
</office:document-meta>
</file>